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" manifest:full-path="Pictures/2000000700002624000013BFAED0A7E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1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righ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7cm" fo:text-indent="-0.635cm" fo:margin-left="0.7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лёнин Егор, Яговдик <text:span text:style-name="T4">Андрей</text:span></text:p>
      <text:p text:style-name="P5">3 курс, ФТФ-ФПД</text:p>
      <text:p text:style-name="P1"/>
      <text:p text:style-name="P1">Лабораторная работа <text:span text:style-name="T4">№</text:span><text:span text:style-name="T1">17</text:span></text:p>
      <text:p text:style-name="P2">Колебательные состояния двухатомной молекулы</text:p>
      <text:p text:style-name="P2"/>
      <text:list xml:id="list8903225348804933196" text:style-name="L1">
        <text:list-item>
          <text:p text:style-name="P8"><text:span text:style-name="T3">Цель работы:</text:span><text:span text:style-name="T1"> </text:span><text:span text:style-name="T2">нахождение колебательных уровней энергии </text:span><text:span text:style-name="T5">и</text:span><text:span text:style-name="T2"> волновых функций двух изотопных молекул водорода пут</text:span><text:span text:style-name="T5">ё</text:span><text:span text:style-name="T2">м численного решения уравнения Шредингера с потенциальной функцией Морза; расч</text:span><text:span text:style-name="T5">ё</text:span><text:span text:style-name="T2">т на основе полученных данных частоты колебаний, постоянной ангармоничности, энергии диссоциации и силовой постоянной молекул.</text:span></text:p>
        </text:list-item>
      </text:list>
      <text:p text:style-name="P4"/>
      <text:list xml:id="list31301422" text:continue-numbering="true" text:style-name="L1">
        <text:list-item>
          <text:p text:style-name="P9">Измерения, графики, расчеты:</text:p>
        </text:list-item>
      </text:list>
      <text:p text:style-name="P6"/>
      <text:p text:style-name="P7"><draw:frame draw:style-name="fr2" draw:name="Объект1" text:anchor-type="paragraph" svg:width="11.957cm" svg:height="9.449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3" draw:name="Объект2" text:anchor-type="paragraph" svg:width="6.017cm" svg:height="6.46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><draw:frame draw:style-name="fr1" draw:name="Графический объект1" text:anchor-type="paragraph" svg:width="9.763cm" svg:height="5.055cm" draw:z-index="2"><draw:image xlink:href="Pictures/2000000700002624000013BFAED0A7E5.svm" xlink:type="simple" xlink:show="embed" xlink:actuate="onLoad"/></draw:frame></text:p>
      <text:list xml:id="list2528265829466105096" text:style-name="L2">
        <text:list-item>
          <text:p text:style-name="P10">Вывод: </text:p>
        </text:list-item>
      </text:list>
      <text:list xml:id="list8553736767266777712" text:style-name="L3">
        <text:list-item>
          <text:p text:style-name="P12">Число узлов волновой функции равно номеру энергетического уровня.</text:p>
        </text:list-item>
        <text:list-item>
          <text:p text:style-name="P11">Масса ядра влияет на структуру электронных оболочек и, соответственно, на химические свойства атома, хотя и слабо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8T12:50:22.21</meta:creation-date>
    <dc:date>2015-11-27T11:13:04.46</dc:date>
    <dc:creator>Егор Клёнин</dc:creator>
    <meta:editing-duration>PT4H35M58S</meta:editing-duration>
    <meta:editing-cycles>35</meta:editing-cycles>
    <meta:generator>OpenOffice/4.1.1$Win32 OpenOffice.org_project/411m6$Build-9775</meta:generator>
    <meta:document-statistic meta:table-count="0" meta:image-count="1" meta:object-count="2" meta:page-count="1" meta:paragraph-count="9" meta:word-count="84" meta:character-count="6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75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108">
      <style:table-cell-properties style:text-align-source="value-type" style:repeat-content="false" fo:border="0.002cm solid #000000" style:vertical-align="middle"/>
      <style:paragraph-properties fo:margin-left="0cm"/>
    </style:style>
    <style:style style:name="ce12" style:family="table-cell" style:parent-style-name="Default" style:data-style-name="N108">
      <style:table-cell-properties fo:border-bottom="0.035cm solid #000000" style:diagonal-bl-tr="0.002cm solid #000000" style:diagonal-tl-br="0.002cm solid #000000" style:text-align-source="value-type" style:repeat-content="false" fo:border-left="0.002cm solid #000000" fo:border-right="0.002cm solid #000000" fo:border-top="0.002cm solid #000000" style:vertical-align="middle"/>
      <style:paragraph-properties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 style:data-style-name="N108">
      <style:table-cell-properties fo:border-bottom="0.002cm solid #000000" style:text-align-source="value-type" style:repeat-content="false" fo:border-left="0.002cm solid #000000" fo:border-right="0.035cm solid #000000" fo:border-top="0.002cm solid #000000" style:vertical-align="middle"/>
      <style:paragraph-properties fo:margin-left="0cm"/>
    </style:style>
    <style:style style:name="ce16" style:family="table-cell" style:parent-style-name="Default" style:data-style-name="N108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 style:data-style-name="N108">
      <style:table-cell-properties fo:border-bottom="0.035cm solid #000000" style:text-align-source="value-type" style:repeat-content="false" fo:border-left="0.035cm solid #000000" fo:border-right="0.035cm solid #000000" fo:border-top="0.002cm solid #000000" style:vertical-align="middle"/>
      <style:paragraph-properties fo:margin-left="0cm"/>
    </style:style>
    <style:style style:name="ce18" style:family="table-cell" style:parent-style-name="Default" style:data-style-name="N108">
      <style:table-cell-properties fo:border-bottom="0.035cm solid #000000" style:text-align-source="value-type" style:repeat-content="false" fo:border-left="0.002cm solid #000000" fo:border-right="0.002cm solid #000000" fo:border-top="0.002cm solid #000000" style:vertical-align="middle"/>
      <style:paragraph-properties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 style:data-style-name="N108">
      <style:table-cell-properties fo:border-bottom="0.002cm solid #000000" style:text-align-source="value-type" style:repeat-content="false" fo:border-left="0.035cm solid #000000" fo:border-right="0.002cm solid #000000" fo:border-top="0.002cm solid #000000" style:vertical-align="middle"/>
      <style:paragraph-properties fo:margin-left="0cm"/>
    </style:style>
    <style:style style:name="ce8" style:family="table-cell" style:parent-style-name="Default" style:data-style-name="N108">
      <style:table-cell-properties fo:border-bottom="0.035cm solid #000000" style:text-align-source="value-type" style:repeat-content="false" fo:border-left="0.035cm solid #000000" fo:border-right="0.002cm solid #000000" fo:border-top="0.002cm solid #000000" style:vertical-align="middle"/>
      <style:paragraph-properties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T1" style:family="text">
      <style:text-properties style:font-name="Arial1"/>
    </style:style>
    <style:style style:name="T2" style:family="text">
      <style:text-properties style:text-position="-33% 58%" style:font-name="Arial1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11"/>
        <table:table-column table:style-name="co3" table:default-cell-style-name="ce15"/>
        <table:table-column table:style-name="co2" table:number-columns-repeated="2" table:default-cell-style-name="ce11"/>
        <table:table-column table:style-name="co3" table:default-cell-style-name="ce15"/>
        <table:table-row table:style-name="ro1">
          <table:table-cell table:style-name="ce1" office:value-type="string" table:number-columns-spanned="1" table:number-rows-spanned="2">
            <text:p>n</text:p>
          </table:table-cell>
          <table:table-cell table:style-name="ce5" office:value-type="string" table:number-columns-spanned="3" table:number-rows-spanned="1">
            <text:p>Водород</text:p>
          </table:table-cell>
          <table:covered-table-cell table:style-name="ce9"/>
          <table:covered-table-cell table:style-name="ce13"/>
          <table:table-cell table:style-name="ce13" office:value-type="string" table:number-columns-spanned="3" table:number-rows-spanned="1">
            <text:p>Дейтерий</text:p>
          </table:table-cell>
          <table:covered-table-cell table:style-name="ce9"/>
          <table:covered-table-cell table:style-name="ce13"/>
        </table:table-row>
        <table:table-row table:style-name="ro1">
          <table:covered-table-cell table:style-name="ce2"/>
          <table:table-cell table:style-name="ce6" office:value-type="string">
            <text:p>E, эВ</text:p>
          </table:table-cell>
          <table:table-cell table:style-name="ce10" office:value-type="string">
            <text:p><text:span text:style-name="T1">Δ</text:span><text:span text:style-name="T2">1</text:span>E, эВ</text:p>
          </table:table-cell>
          <table:table-cell table:style-name="ce14" office:value-type="string">
            <text:p><text:span text:style-name="T1">Δ</text:span><text:span text:style-name="T2">2</text:span>E, эВ</text:p>
          </table:table-cell>
          <table:table-cell table:style-name="ce10" office:value-type="string">
            <text:p>E, эВ</text:p>
          </table:table-cell>
          <table:table-cell table:style-name="ce10" office:value-type="string">
            <text:p><text:span text:style-name="T1">Δ</text:span><text:span text:style-name="T2">1</text:span>E, эВ</text:p>
          </table:table-cell>
          <table:table-cell table:style-name="ce14" office:value-type="string">
            <text:p><text:span text:style-name="T1">Δ</text:span><text:span text:style-name="T2">2</text:span>E, эВ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6883">
            <text:p>0,26883</text:p>
          </table:table-cell>
          <table:table-cell table:formula="of:=[.B4]-[.B3]" office:value-type="float" office:value="0.51415">
            <text:p>0,51415</text:p>
          </table:table-cell>
          <table:table-cell table:formula="of:=[.C4]-[.C3]" office:value-type="float" office:value="-0.03134">
            <text:p>-0,03134</text:p>
          </table:table-cell>
          <table:table-cell office:value-type="float" office:value="0.268934">
            <text:p>0,26893</text:p>
          </table:table-cell>
          <table:table-cell table:formula="of:=[.E4]-[.E3]" office:value-type="float" office:value="0.514343">
            <text:p>0,51434</text:p>
          </table:table-cell>
          <table:table-cell table:formula="of:=[.F4]-[.F3]" office:value-type="float" office:value="-0.0313699999999999">
            <text:p>-0,031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8298">
            <text:p>0,78298</text:p>
          </table:table-cell>
          <table:table-cell table:formula="of:=[.B5]-[.B4]" office:value-type="float" office:value="0.48281">
            <text:p>0,48281</text:p>
          </table:table-cell>
          <table:table-cell table:formula="of:=[.C5]-[.C4]" office:value-type="float" office:value="-0.0313399999999999">
            <text:p>-0,03134</text:p>
          </table:table-cell>
          <table:table-cell office:value-type="float" office:value="0.783277">
            <text:p>0,78328</text:p>
          </table:table-cell>
          <table:table-cell table:formula="of:=[.E5]-[.E4]" office:value-type="float" office:value="0.482973">
            <text:p>0,48297</text:p>
          </table:table-cell>
          <table:table-cell table:formula="of:=[.F5]-[.F4]" office:value-type="float" office:value="-0.0313630000000003">
            <text:p>-0,03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26579">
            <text:p>1,26579</text:p>
          </table:table-cell>
          <table:table-cell table:formula="of:=[.B6]-[.B5]" office:value-type="float" office:value="0.45147">
            <text:p>0,45147</text:p>
          </table:table-cell>
          <table:table-cell table:formula="of:=[.C6]-[.C5]" office:value-type="float" office:value="-0.0313500000000002">
            <text:p>-0,03135</text:p>
          </table:table-cell>
          <table:table-cell office:value-type="float" office:value="1.26625">
            <text:p>1,26625</text:p>
          </table:table-cell>
          <table:table-cell table:formula="of:=[.E6]-[.E5]" office:value-type="float" office:value="0.45161">
            <text:p>0,45161</text:p>
          </table:table-cell>
          <table:table-cell table:formula="of:=[.F6]-[.F5]" office:value-type="float" office:value="-0.0313599999999996">
            <text:p>-0,031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71726">
            <text:p>1,71726</text:p>
          </table:table-cell>
          <table:table-cell table:formula="of:=[.B7]-[.B6]" office:value-type="float" office:value="0.42012">
            <text:p>0,42012</text:p>
          </table:table-cell>
          <table:table-cell table:formula="of:=[.C7]-[.C6]" office:value-type="float" office:value="-0.0313299999999996">
            <text:p>-0,03133</text:p>
          </table:table-cell>
          <table:table-cell office:value-type="float" office:value="1.71786">
            <text:p>1,71786</text:p>
          </table:table-cell>
          <table:table-cell table:formula="of:=[.E7]-[.E6]" office:value-type="float" office:value="0.42025">
            <text:p>0,42025</text:p>
          </table:table-cell>
          <table:table-cell table:formula="of:=[.F7]-[.F6]" office:value-type="float" office:value="-0.0313800000000004">
            <text:p>-0,031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13738">
            <text:p>2,13738</text:p>
          </table:table-cell>
          <table:table-cell table:formula="of:=[.B8]-[.B7]" office:value-type="float" office:value="0.38879">
            <text:p>0,38879</text:p>
          </table:table-cell>
          <table:table-cell table:formula="of:=[.C8]-[.C7]" office:value-type="float" office:value="-0.0313500000000002">
            <text:p>-0,03135</text:p>
          </table:table-cell>
          <table:table-cell office:value-type="float" office:value="2.13811">
            <text:p>2,13811</text:p>
          </table:table-cell>
          <table:table-cell table:formula="of:=[.E8]-[.E7]" office:value-type="float" office:value="0.38887">
            <text:p>0,38887</text:p>
          </table:table-cell>
          <table:table-cell table:formula="of:=[.F8]-[.F7]" office:value-type="float" office:value="-0.0313599999999998">
            <text:p>-0,031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52617">
            <text:p>2,52617</text:p>
          </table:table-cell>
          <table:table-cell table:formula="of:=[.B9]-[.B8]" office:value-type="float" office:value="0.35744">
            <text:p>0,35744</text:p>
          </table:table-cell>
          <table:table-cell table:formula="of:=[.C9]-[.C8]" office:value-type="float" office:value="-0.0313400000000001">
            <text:p>-0,03134</text:p>
          </table:table-cell>
          <table:table-cell office:value-type="float" office:value="2.52698">
            <text:p>2,52698</text:p>
          </table:table-cell>
          <table:table-cell table:formula="of:=[.E9]-[.E8]" office:value-type="float" office:value="0.35751">
            <text:p>0,35751</text:p>
          </table:table-cell>
          <table:table-cell table:formula="of:=[.F9]-[.F8]" office:value-type="float" office:value="-0.0313599999999998">
            <text:p>-0,031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88361">
            <text:p>2,88361</text:p>
          </table:table-cell>
          <table:table-cell table:formula="of:=[.B10]-[.B9]" office:value-type="float" office:value="0.3261">
            <text:p>0,32610</text:p>
          </table:table-cell>
          <table:table-cell table:formula="of:=[.C10]-[.C9]" office:value-type="float" office:value="-0.0313299999999996">
            <text:p>-0,03133</text:p>
          </table:table-cell>
          <table:table-cell office:value-type="float" office:value="2.88449">
            <text:p>2,88449</text:p>
          </table:table-cell>
          <table:table-cell table:formula="of:=[.E10]-[.E9]" office:value-type="float" office:value="0.32615">
            <text:p>0,32615</text:p>
          </table:table-cell>
          <table:table-cell table:formula="of:=[.F10]-[.F9]" office:value-type="float" office:value="-0.0313700000000003">
            <text:p>-0,0313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20971">
            <text:p>3,20971</text:p>
          </table:table-cell>
          <table:table-cell table:formula="of:=[.B11]-[.B10]" office:value-type="float" office:value="0.29477">
            <text:p>0,29477</text:p>
          </table:table-cell>
          <table:table-cell table:formula="of:=[.C11]-[.C10]" office:value-type="float" office:value="-0.0313600000000003">
            <text:p>-0,03136</text:p>
          </table:table-cell>
          <table:table-cell office:value-type="float" office:value="3.21064">
            <text:p>3,21064</text:p>
          </table:table-cell>
          <table:table-cell table:formula="of:=[.E11]-[.E10]" office:value-type="float" office:value="0.29478">
            <text:p>0,29478</text:p>
          </table:table-cell>
          <table:table-cell table:formula="of:=[.F11]-[.F10]" office:value-type="float" office:value="-0.0313699999999999">
            <text:p>-0,031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50448">
            <text:p>3,50448</text:p>
          </table:table-cell>
          <table:table-cell table:formula="of:=[.B12]-[.B11]" office:value-type="float" office:value="0.26341">
            <text:p>0,26341</text:p>
          </table:table-cell>
          <table:table-cell table:formula="of:=[.C12]-[.C11]" office:value-type="float" office:value="-0.0313299999999996">
            <text:p>-0,03133</text:p>
          </table:table-cell>
          <table:table-cell office:value-type="float" office:value="3.50542">
            <text:p>3,50542</text:p>
          </table:table-cell>
          <table:table-cell table:formula="of:=[.E12]-[.E11]" office:value-type="float" office:value="0.26341">
            <text:p>0,26341</text:p>
          </table:table-cell>
          <table:table-cell table:formula="of:=[.F12]-[.F11]" office:value-type="float" office:value="-0.0313699999999999">
            <text:p>-0,031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76789">
            <text:p>3,76789</text:p>
          </table:table-cell>
          <table:table-cell table:formula="of:=[.B13]-[.B12]" office:value-type="float" office:value="0.23208">
            <text:p>0,23208</text:p>
          </table:table-cell>
          <table:table-cell table:formula="of:=[.C13]-[.C12]" office:value-type="float" office:value="-0.0313400000000006">
            <text:p>-0,03134</text:p>
          </table:table-cell>
          <table:table-cell office:value-type="float" office:value="3.76883">
            <text:p>3,76883</text:p>
          </table:table-cell>
          <table:table-cell table:formula="of:=[.E13]-[.E12]" office:value-type="float" office:value="0.23204">
            <text:p>0,23204</text:p>
          </table:table-cell>
          <table:table-cell table:formula="of:=[.F13]-[.F12]" office:value-type="float" office:value="-0.0313599999999998">
            <text:p>-0,031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99997">
            <text:p>3,99997</text:p>
          </table:table-cell>
          <table:table-cell table:formula="of:=[.B14]-[.B13]" office:value-type="float" office:value="0.20074">
            <text:p>0,20074</text:p>
          </table:table-cell>
          <table:table-cell table:formula="of:=[.C14]-[.C13]" office:value-type="float" office:value="-0.0313399999999993">
            <text:p>-0,03134</text:p>
          </table:table-cell>
          <table:table-cell office:value-type="float" office:value="4.00087">
            <text:p>4,00087</text:p>
          </table:table-cell>
          <table:table-cell table:formula="of:=[.E14]-[.E13]" office:value-type="float" office:value="0.20068">
            <text:p>0,20068</text:p>
          </table:table-cell>
          <table:table-cell table:formula="of:=[.F14]-[.F13]" office:value-type="float" office:value="-0.0313600000000003">
            <text:p>-0,0313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20071">
            <text:p>4,20071</text:p>
          </table:table-cell>
          <table:table-cell table:formula="of:=[.B15]-[.B14]" office:value-type="float" office:value="0.1694">
            <text:p>0,16940</text:p>
          </table:table-cell>
          <table:table-cell table:formula="of:=[.C15]-[.C14]" office:value-type="float" office:value="-0.031340000000001">
            <text:p>-0,03134</text:p>
          </table:table-cell>
          <table:table-cell office:value-type="float" office:value="4.20155">
            <text:p>4,20155</text:p>
          </table:table-cell>
          <table:table-cell table:formula="of:=[.E15]-[.E14]" office:value-type="float" office:value="0.16932">
            <text:p>0,16932</text:p>
          </table:table-cell>
          <table:table-cell table:formula="of:=[.F15]-[.F14]" office:value-type="float" office:value="-0.0313699999999999">
            <text:p>-0,0313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37011">
            <text:p>4,37011</text:p>
          </table:table-cell>
          <table:table-cell table:formula="of:=[.B16]-[.B15]" office:value-type="float" office:value="0.138059999999999">
            <text:p>0,13806</text:p>
          </table:table-cell>
          <table:table-cell table:formula="of:=[.C16]-[.C15]" office:value-type="float" office:value="-0.0313199999999991">
            <text:p>-0,03132</text:p>
          </table:table-cell>
          <table:table-cell office:value-type="float" office:value="4.37087">
            <text:p>4,37087</text:p>
          </table:table-cell>
          <table:table-cell table:formula="of:=[.E16]-[.E15]" office:value-type="float" office:value="0.13795">
            <text:p>0,13795</text:p>
          </table:table-cell>
          <table:table-cell table:formula="of:=[.F16]-[.F15]" office:value-type="float" office:value="-0.0313299999999996">
            <text:p>-0,031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50817">
            <text:p>4,50817</text:p>
          </table:table-cell>
          <table:table-cell table:formula="of:=[.B17]-[.B16]" office:value-type="float" office:value="0.10674">
            <text:p>0,10674</text:p>
          </table:table-cell>
          <table:table-cell table:formula="of:=[.C17]-[.C16]" office:value-type="float" office:value="-0.0312300000000008">
            <text:p>-0,03123</text:p>
          </table:table-cell>
          <table:table-cell office:value-type="float" office:value="4.50882">
            <text:p>4,50882</text:p>
          </table:table-cell>
          <table:table-cell table:formula="of:=[.E17]-[.E16]" office:value-type="float" office:value="0.10662">
            <text:p>0,10662</text:p>
          </table:table-cell>
          <table:table-cell table:formula="of:=[.F17]-[.F16]" office:value-type="float" office:value="-0.031270000000001">
            <text:p>-0,0312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61491">
            <text:p>4,61491</text:p>
          </table:table-cell>
          <table:table-cell table:formula="of:=[.B18]-[.B17]" office:value-type="float" office:value="0.0755099999999995">
            <text:p>0,07551</text:p>
          </table:table-cell>
          <table:table-cell table:formula="of:=[.C18]-[.C17]" office:value-type="float" office:value="-0.0310499999999987">
            <text:p>-0,03105</text:p>
          </table:table-cell>
          <table:table-cell office:value-type="float" office:value="4.61544">
            <text:p>4,61544</text:p>
          </table:table-cell>
          <table:table-cell table:formula="of:=[.E18]-[.E17]" office:value-type="float" office:value="0.0753499999999994">
            <text:p>0,07535</text:p>
          </table:table-cell>
          <table:table-cell table:formula="of:=[.F18]-[.F17]" office:value-type="float" office:value="-0.0310699999999988">
            <text:p>-0,0310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69042">
            <text:p>4,69042</text:p>
          </table:table-cell>
          <table:table-cell table:formula="of:=[.B19]-[.B18]" office:value-type="float" office:value="0.0444600000000008">
            <text:p>0,04446</text:p>
          </table:table-cell>
          <table:table-cell table:style-name="ce16" office:value-type="string">
            <text:p><text:span text:style-name="T1">&lt;Δ</text:span><text:span text:style-name="T2">2</text:span>E&gt;, эВ</text:p>
          </table:table-cell>
          <table:table-cell office:value-type="float" office:value="4.69079">
            <text:p>4,69079</text:p>
          </table:table-cell>
          <table:table-cell table:formula="of:=[.E19]-[.E18]" office:value-type="float" office:value="0.0442800000000005">
            <text:p>0,04428</text:p>
          </table:table-cell>
          <table:table-cell table:style-name="ce16" office:value-type="string">
            <text:p><text:span text:style-name="T1">&lt;Δ</text:span><text:span text:style-name="T2">2</text:span>E&gt;, эВ</text:p>
          </table:table-cell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8" office:value-type="float" office:value="4.73488">
            <text:p>4,73488</text:p>
          </table:table-cell>
          <table:table-cell table:style-name="ce12"/>
          <table:table-cell table:style-name="ce17" table:formula="of:=AVERAGE([.D3:.D17])" office:value-type="float" office:value="-0.0313126666666666">
            <text:p>-0,03131</text:p>
          </table:table-cell>
          <table:table-cell table:style-name="ce18" office:value-type="float" office:value="4.73507">
            <text:p>4,73507</text:p>
          </table:table-cell>
          <table:table-cell table:style-name="ce12"/>
          <table:table-cell table:style-name="ce17" table:formula="of:=AVERAGE([.G3:.G17])" office:value-type="float" office:value="-0.0313375333333333">
            <text:p>-0,0313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20.11.2015</text:date>, <text:time>14:04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6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 style:data-style-name="N108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4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108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font-name="Arial1" fo:font-style="italic" style:font-name-asian="Arial1" style:font-style-asian="italic" style:font-name-complex="Arial1" style:font-style-complex="italic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 style:data-style-name="N108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 style:data-style-name="N108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  <style:style style:name="T2" style:family="text">
      <style:text-properties style:font-name="Arial1"/>
    </style:style>
    <style:style style:name="T3" style:family="text">
      <style:text-properties style:text-position="-33% 58%" style:font-name="Arial1"/>
    </style:style>
    <style:style style:name="T4" style:family="text">
      <style:text-properties style:text-position="0% 100%" style:font-name="Arial1"/>
    </style:style>
    <style:style style:name="T5" style:family="text">
      <style:text-properties style:text-position="33% 58%" style:font-name="Arial1"/>
    </style:style>
    <style:style style:name="T6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number-columns-repeated="8" table:default-cell-style-name="Default"/>
        <table:table-column table:style-name="co1" table:default-cell-style-name="ce2"/>
        <table:table-column table:style-name="co2" table:default-cell-style-name="ce7"/>
        <table:table-column table:style-name="co2" table:default-cell-style-name="ce12"/>
        <table:table-row table:style-name="ro1">
          <table:table-cell table:number-columns-repeated="8"/>
          <table:table-cell table:style-name="ce1" office:value-type="string">
            <text:p>Молекула</text:p>
          </table:table-cell>
          <table:table-cell table:style-name="ce6" office:value-type="string">
            <text:p>H<text:span text:style-name="T1">2</text:span></text:p>
          </table:table-cell>
          <table:table-cell table:style-name="ce11" office:value-type="string">
            <text:p>D<text:span text:style-name="T1">2</text:span></text:p>
          </table:table-cell>
        </table:table-row>
        <table:table-row table:style-name="ro1">
          <table:table-cell table:number-columns-repeated="8"/>
          <table:table-cell office:value-type="string">
            <text:p>M, а.е.м</text:p>
          </table:table-cell>
          <table:table-cell office:value-type="float" office:value="0.5036">
            <text:p>0,50360</text:p>
          </table:table-cell>
          <table:table-cell office:value-type="float" office:value="1.0068">
            <text:p>1,00680</text:p>
          </table:table-cell>
        </table:table-row>
        <table:table-row table:style-name="ro1">
          <table:table-cell table:number-columns-repeated="8"/>
          <table:table-cell office:value-type="string">
            <text:p>E<text:span text:style-name="T1">0</text:span> , эВ</text:p>
          </table:table-cell>
          <table:table-cell table:formula="of:=[.J5]/2-[.J4]/4" office:value-type="float" office:value="0.265021833333333">
            <text:p>0,26502</text:p>
          </table:table-cell>
          <table:table-cell table:formula="of:=[.K5]/2-[.K4]/4" office:value-type="float" office:value="0.185165616666667">
            <text:p>0,18517</text:p>
          </table:table-cell>
        </table:table-row>
        <table:table-row table:style-name="ro1">
          <table:table-cell table:number-columns-repeated="8"/>
          <table:table-cell table:style-name="ce3" office:value-type="string">
            <text:p><text:span text:style-name="T2">&lt;Δ</text:span><text:span text:style-name="T3">2</text:span>E&gt;, эВ</text:p>
          </table:table-cell>
          <table:table-cell office:value-type="float" office:value="0.0313126666666666">
            <text:p>0,03131</text:p>
          </table:table-cell>
          <table:table-cell office:value-type="float" office:value="0.0313375333333333">
            <text:p>0,03134</text:p>
          </table:table-cell>
        </table:table-row>
        <table:table-row table:style-name="ro1">
          <table:table-cell table:number-columns-repeated="8"/>
          <table:table-cell office:value-type="string">
            <text:p>h<text:span text:style-name="T2">ν</text:span><text:span text:style-name="T3">e</text:span><text:span text:style-name="T4"> , эВ</text:span></text:p>
          </table:table-cell>
          <table:table-cell office:value-type="float" office:value="0.5457">
            <text:p>0,54570</text:p>
          </table:table-cell>
          <table:table-cell office:value-type="float" office:value="0.386">
            <text:p>0,38600</text:p>
          </table:table-cell>
        </table:table-row>
        <table:table-row table:style-name="ro1">
          <table:table-cell table:number-columns-repeated="8"/>
          <table:table-cell table:style-name="ce4" office:value-type="string">
            <text:p><text:span text:style-name="T2">ν</text:span><text:span text:style-name="T3">e</text:span><text:span text:style-name="T4"> , ГГц</text:span></text:p>
          </table:table-cell>
          <table:table-cell table:style-name="ce8" office:value-type="float" office:value="131952">
            <text:p>131952</text:p>
          </table:table-cell>
          <table:table-cell table:style-name="ce13" office:value-type="float" office:value="93328">
            <text:p>93328</text:p>
          </table:table-cell>
        </table:table-row>
        <table:table-row table:style-name="ro1">
          <table:table-cell table:number-columns-repeated="8"/>
          <table:table-cell office:value-type="string">
            <text:p>x<text:span text:style-name="T1">e</text:span></text:p>
          </table:table-cell>
          <table:table-cell office:value-type="float" office:value="0.0287">
            <text:p>0,02870</text:p>
          </table:table-cell>
          <table:table-cell office:value-type="float" office:value="0.0203">
            <text:p>0,02030</text:p>
          </table:table-cell>
        </table:table-row>
        <table:table-row table:style-name="ro1">
          <table:table-cell table:number-columns-repeated="8"/>
          <table:table-cell office:value-type="string">
            <text:p>n<text:span text:style-name="T1">max</text:span></text:p>
          </table:table-cell>
          <table:table-cell table:style-name="ce8" table:formula="of:=ROUNDDOWN(1/[.J7]/2-0.5 )" office:value-type="float" office:value="16">
            <text:p>16</text:p>
          </table:table-cell>
          <table:table-cell table:style-name="ce13" table:formula="of:=ROUNDDOWN(1/[.K7]/2-0.5 )" office:value-type="float" office:value="24">
            <text:p>24</text:p>
          </table:table-cell>
        </table:table-row>
        <table:table-row table:style-name="ro1">
          <table:table-cell table:number-columns-repeated="8"/>
          <table:table-cell office:value-type="string">
            <text:p>D, эВ</text:p>
          </table:table-cell>
          <table:table-cell office:value-type="float" office:value="4.4821">
            <text:p>4,48210</text:p>
          </table:table-cell>
          <table:table-cell office:value-type="float" office:value="4.5619">
            <text:p>4,56190</text:p>
          </table:table-cell>
        </table:table-row>
        <table:table-row table:style-name="ro1">
          <table:table-cell table:number-columns-repeated="8"/>
          <table:table-cell office:value-type="string">
            <text:p>k<text:span text:style-name="T1">e</text:span> , H/м</text:p>
          </table:table-cell>
          <table:table-cell table:style-name="ce9" office:value-type="float" office:value="574.8589" table:number-columns-spanned="2" table:number-rows-spanned="1">
            <text:p>574,85890</text:p>
          </table:table-cell>
          <table:covered-table-cell/>
        </table:table-row>
        <table:table-row table:style-name="ro1">
          <table:table-cell table:number-columns-repeated="8"/>
          <table:table-cell table:style-name="ce4" office:value-type="string">
            <text:p><text:span text:style-name="T2">ν</text:span><text:span text:style-name="T3">e</text:span><text:span text:style-name="T5">Н2</text:span><text:span text:style-name="T4">/ν</text:span><text:span text:style-name="T3">e</text:span><text:span text:style-name="T5">D2</text:span></text:p>
          </table:table-cell>
          <table:table-cell table:style-name="ce9" table:formula="of:=[.J6]/[.K6]" office:value-type="float" office:value="1.41385222012686" table:number-columns-spanned="2" table:number-rows-spanned="1">
            <text:p>1,41385</text:p>
          </table:table-cell>
          <table:covered-table-cell/>
        </table:table-row>
        <table:table-row table:style-name="ro1">
          <table:table-cell table:number-columns-repeated="8"/>
          <table:table-cell table:style-name="ce4" office:value-type="string">
            <text:p><text:span text:style-name="T2">x</text:span><text:span text:style-name="T3">e</text:span><text:span text:style-name="T5">Н2</text:span><text:span text:style-name="T4">/x</text:span><text:span text:style-name="T3">e</text:span><text:span text:style-name="T5">D2</text:span></text:p>
          </table:table-cell>
          <table:table-cell table:style-name="ce9" table:formula="of:=[.J7]/[.K7]" office:value-type="float" office:value="1.41379310344828" table:number-columns-spanned="2" table:number-rows-spanned="1">
            <text:p>1,41379</text:p>
          </table:table-cell>
          <table:covered-table-cell/>
        </table:table-row>
        <table:table-row table:style-name="ro1">
          <table:table-cell table:number-columns-repeated="8"/>
          <table:table-cell table:style-name="ce5" office:value-type="string">
            <text:p>√M<text:span text:style-name="T1">D2</text:span><text:span text:style-name="T6"> / M</text:span><text:span text:style-name="T1">H2</text:span></text:p>
          </table:table-cell>
          <table:table-cell table:style-name="ce10" table:formula="of:=SQRT([.K2]/[.J2])" office:value-type="float" office:value="1.41393271368353" table:number-columns-spanned="2" table:number-rows-spanned="1">
            <text:p>1,41393</text:p>
          </table:table-cell>
          <table:covered-table-cell table:style-name="ce1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20.11.2015</text:date>, <text:time>14:04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